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19-10-15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19-10-1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19-09-12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17-10-1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16-11-03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15-10-14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15-09-3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14-10-0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14-10-02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13-10-23 2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13-10-04 0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12-10-15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12-09-28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11-11-01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11-10-11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10-10-11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9-10-08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8-10-02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7-10-05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6-10-0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5-10-06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4-10-1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3-10-14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3-05-1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3-05-0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2-10-07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2-07-1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2-04-19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1-10-0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1-07-1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1-04-2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0-10-1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408</text:p>
          </table:table-cell>
          <table:table-cell office:value-type="string" calcext:value-type="string">
            <text:p>2000-07-1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